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votee" svg:font-family="Devote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Mono" svg:font-family="'Noto Mono'" style:font-family-generic="modern" style:font-pitch="fixed"/>
    <style:font-face style:name="微軟正黑體" svg:font-family="微軟正黑體" style:font-family-generic="system" style:font-pitch="variable"/>
    <style:font-face style:name="思源宋體" svg:font-family="思源宋體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style:font-name="Devotee" fo:font-size="24pt" officeooo:rsid="00114118" officeooo:paragraph-rsid="00114118" style:font-size-asian="24pt" style:font-size-complex="24pt"/>
    </style:style>
    <style:style style:name="P2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style:font-name="Devotee" fo:font-size="22pt" officeooo:rsid="000fc7d3" officeooo:paragraph-rsid="000fc7d3" style:font-size-asian="22pt" style:font-size-complex="22pt"/>
    </style:style>
    <style:style style:name="P3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style:font-name="Devotee" fo:font-size="22pt" officeooo:rsid="00114118" officeooo:paragraph-rsid="00114118" style:font-size-asian="22pt" style:font-size-complex="22pt"/>
    </style:style>
    <style:style style:name="P4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style:font-name="Devotee" fo:font-size="22pt" officeooo:rsid="00124446" officeooo:paragraph-rsid="00124446" style:font-size-asian="22pt" style:font-size-complex="22pt"/>
    </style:style>
    <style:style style:name="P5" style:family="paragraph" style:parent-style-name="Standard">
      <style:text-properties style:font-name="Noto Mono" fo:font-size="22pt" officeooo:rsid="000fc7d3" officeooo:paragraph-rsid="00114118" style:font-size-asian="22pt" style:font-size-complex="22pt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style:font-name="Noto Mono" fo:font-size="22pt" officeooo:rsid="000fc7d3" officeooo:paragraph-rsid="00114118" style:font-size-asian="22pt" style:font-size-complex="22pt"/>
    </style:style>
    <style:style style:name="P7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style:font-name="Noto Mono" fo:font-size="22pt" officeooo:rsid="000fc7d3" officeooo:paragraph-rsid="00114118" style:font-size-asian="22pt" style:font-size-complex="22pt"/>
    </style:style>
    <style:style style:name="P8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style:font-name="Noto Mono" fo:font-size="22pt" officeooo:rsid="00114118" officeooo:paragraph-rsid="00114118" style:font-size-asian="22pt" style:font-size-complex="22pt"/>
    </style:style>
    <style:style style:name="P9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style:font-name="Noto Mono" fo:font-size="22pt" officeooo:rsid="00124446" officeooo:paragraph-rsid="00124446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>q MiVhMu MuVoTb MuVg</text:p>
      <text:p text:style-name="P2">q MiVhMu MuVoTb MuVg</text:p>
      <text:p text:style-name="P2"/>
      <text:p text:style-name="P7">MuVsd PdVhMu</text:p>
      <text:p text:style-name="P2">MuVsd PdVhMu</text:p>
      <text:p text:style-name="P2"/>
      <text:p text:style-name="P7">q MiVkTmTm MuVlm</text:p>
      <text:p text:style-name="P2">q MiVkTmTm MuVlm</text:p>
      <text:p text:style-name="P2"/>
      <text:p text:style-name="P7">MiVfTe TeVfg MiVgPx MiVgz</text:p>
      <text:p text:style-name="P2">MiVfTe TeVfg MiVgPx MiVgz</text:p>
      <text:p text:style-name="P2"/>
      <text:p text:style-name="P8">MuVhMi ppx MinVsppx</text:p>
      <text:p text:style-name="P3">MuVhMi ppx MinVsppx</text:p>
      <text:p text:style-name="P3"/>
      <text:p text:style-name="P8">Pzr MuMuVgPz</text:p>
      <text:p text:style-name="P3">Pzr MuMuVgPz</text:p>
      <text:p text:style-name="P1"/>
      <text:p text:style-name="P9">MMPzr MMPw</text:p>
      <text:p text:style-name="P4">MMPzr MMPw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votee" svg:font-family="Devote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Mono" svg:font-family="'Noto Mono'" style:font-family-generic="modern" style:font-pitch="fixed"/>
    <style:font-face style:name="微軟正黑體" svg:font-family="微軟正黑體" style:font-family-generic="system" style:font-pitch="variable"/>
    <style:font-face style:name="思源宋體" svg:font-family="思源宋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思源宋體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思源宋體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18:17:02.154000000</meta:creation-date>
    <dc:date>2023-10-02T18:46:37.891000000</dc:date>
    <meta:editing-duration>PT4M24S</meta:editing-duration>
    <meta:editing-cycles>1</meta:editing-cycles>
    <meta:document-statistic meta:table-count="0" meta:image-count="0" meta:object-count="0" meta:page-count="1" meta:paragraph-count="14" meta:word-count="40" meta:character-count="228" meta:non-whitespace-character-count="202"/>
    <meta:generator>LibreOffice/7.4.7.2$Windows_X86_64 LibreOffice_project/723314e595e8007d3cf785c16538505a1c878ca5</meta:generator>
  </office:meta>
</office:document-meta>
</file>